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0" style:family="table">
      <style:table-properties style:width="15.468cm" fo:margin-left="0.09cm" table:align="left" style:writing-mode="lr-tb"/>
    </style:style>
    <style:style style:name="Tabela20.A" style:family="table-column">
      <style:table-column-properties style:column-width="0.626cm"/>
    </style:style>
    <style:style style:name="Tabela20.B" style:family="table-column">
      <style:table-column-properties style:column-width="14.841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1" style:family="table">
      <style:table-properties style:width="15.468cm" fo:margin-left="0.081cm" table:align="left" style:writing-mode="lr-tb"/>
    </style:style>
    <style:style style:name="Tabela21.A" style:family="table-column">
      <style:table-column-properties style:column-width="15.468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2" style:family="table">
      <style:table-properties style:width="15.468cm" fo:margin-left="0.09cm" table:align="left" style:writing-mode="lr-tb"/>
    </style:style>
    <style:style style:name="Tabela22.A" style:family="table-column">
      <style:table-column-properties style:column-width="0.626cm"/>
    </style:style>
    <style:style style:name="Tabela22.B" style:family="table-column">
      <style:table-column-properties style:column-width="14.841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3" style:family="table">
      <style:table-properties style:width="15.468cm" fo:margin-left="0.081cm" table:align="left" style:writing-mode="lr-tb"/>
    </style:style>
    <style:style style:name="Tabela23.A" style:family="table-column">
      <style:table-column-properties style:column-width="15.46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2" style:family="table">
      <style:table-properties style:width="15.468cm" fo:margin-left="0.09cm" table:align="left" style:writing-mode="lr-tb"/>
    </style:style>
    <style:style style:name="Tabela32.A" style:family="table-column">
      <style:table-column-properties style:column-width="0.626cm"/>
    </style:style>
    <style:style style:name="Tabela32.B" style:family="table-column">
      <style:table-column-properties style:column-width="14.841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3" style:family="table">
      <style:table-properties style:width="15.468cm" fo:margin-left="0.081cm" table:align="left" style:writing-mode="lr-tb"/>
    </style:style>
    <style:style style:name="Tabela33.A" style:family="table-column">
      <style:table-column-properties style:column-width="15.468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4" style:family="table">
      <style:table-properties style:width="15.468cm" fo:margin-left="0.09cm" table:align="left" style:writing-mode="lr-tb"/>
    </style:style>
    <style:style style:name="Tabela34.A" style:family="table-column">
      <style:table-column-properties style:column-width="0.626cm"/>
    </style:style>
    <style:style style:name="Tabela34.B" style:family="table-column">
      <style:table-column-properties style:column-width="14.841cm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5" style:family="table">
      <style:table-properties style:width="15.468cm" fo:margin-left="0.081cm" table:align="left" style:writing-mode="lr-tb"/>
    </style:style>
    <style:style style:name="Tabela35.A" style:family="table-column">
      <style:table-column-properties style:column-width="15.468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1" style:family="table">
      <style:table-properties style:width="15.468cm" fo:margin-left="0.09cm" table:align="left" style:writing-mode="lr-tb"/>
    </style:style>
    <style:style style:name="Tabela61.A" style:family="table-column">
      <style:table-column-properties style:column-width="0.626cm"/>
    </style:style>
    <style:style style:name="Tabela61.B" style:family="table-column">
      <style:table-column-properties style:column-width="14.841cm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2" style:family="table">
      <style:table-properties style:width="15.468cm" fo:margin-left="0.081cm" table:align="left" style:writing-mode="lr-tb"/>
    </style:style>
    <style:style style:name="Tabela62.A" style:family="table-column">
      <style:table-column-properties style:column-width="15.468cm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3" style:family="table">
      <style:table-properties style:width="15.468cm" fo:margin-left="0.09cm" table:align="left" style:writing-mode="lr-tb"/>
    </style:style>
    <style:style style:name="Tabela63.A" style:family="table-column">
      <style:table-column-properties style:column-width="0.626cm"/>
    </style:style>
    <style:style style:name="Tabela63.B" style:family="table-column">
      <style:table-column-properties style:column-width="14.841cm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4" style:family="table">
      <style:table-properties style:width="15.468cm" fo:margin-left="0.081cm" table:align="left" style:writing-mode="lr-tb"/>
    </style:style>
    <style:style style:name="Tabela64.A" style:family="table-column">
      <style:table-column-properties style:column-width="15.468cm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7" style:family="table">
      <style:table-properties style:width="15.468cm" fo:margin-left="0.09cm" table:align="left" style:writing-mode="lr-tb"/>
    </style:style>
    <style:style style:name="Tabela67.A" style:family="table-column">
      <style:table-column-properties style:column-width="0.626cm"/>
    </style:style>
    <style:style style:name="Tabela67.B" style:family="table-column">
      <style:table-column-properties style:column-width="14.841cm"/>
    </style:style>
    <style:style style:name="Tabela67.1" style:family="table-row">
      <style:table-row-properties fo:keep-together="auto"/>
    </style:style>
    <style:style style:name="Tabela67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7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8" style:family="table">
      <style:table-properties style:width="15.468cm" fo:margin-left="0.081cm" table:align="left" style:writing-mode="lr-tb"/>
    </style:style>
    <style:style style:name="Tabela68.A" style:family="table-column">
      <style:table-column-properties style:column-width="15.468cm"/>
    </style:style>
    <style:style style:name="Tabela68.1" style:family="table-row">
      <style:table-row-properties fo:keep-together="auto"/>
    </style:style>
    <style:style style:name="Tabela68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9" style:family="table">
      <style:table-properties style:width="15.468cm" fo:margin-left="0.09cm" table:align="left" style:writing-mode="lr-tb"/>
    </style:style>
    <style:style style:name="Tabela69.A" style:family="table-column">
      <style:table-column-properties style:column-width="0.626cm"/>
    </style:style>
    <style:style style:name="Tabela69.B" style:family="table-column">
      <style:table-column-properties style:column-width="14.841cm"/>
    </style:style>
    <style:style style:name="Tabela69.1" style:family="table-row">
      <style:table-row-properties fo:keep-together="auto"/>
    </style:style>
    <style:style style:name="Tabela6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0" style:family="table">
      <style:table-properties style:width="15.468cm" fo:margin-left="0.081cm" table:align="left" style:writing-mode="lr-tb"/>
    </style:style>
    <style:style style:name="Tabela70.A" style:family="table-column">
      <style:table-column-properties style:column-width="15.468cm"/>
    </style:style>
    <style:style style:name="Tabela70.1" style:family="table-row">
      <style:table-row-properties fo:keep-together="auto"/>
    </style:style>
    <style:style style:name="Tabela7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6" style:family="table">
      <style:table-properties style:width="15.468cm" fo:margin-left="0.09cm" table:align="left" style:writing-mode="lr-tb"/>
    </style:style>
    <style:style style:name="Tabela46.A" style:family="table-column">
      <style:table-column-properties style:column-width="0.626cm"/>
    </style:style>
    <style:style style:name="Tabela46.B" style:family="table-column">
      <style:table-column-properties style:column-width="14.841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7" style:family="table">
      <style:table-properties style:width="15.468cm" fo:margin-left="0.081cm" table:align="left" style:writing-mode="lr-tb"/>
    </style:style>
    <style:style style:name="Tabela47.A" style:family="table-column">
      <style:table-column-properties style:column-width="15.468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8" style:family="table">
      <style:table-properties style:width="15.468cm" fo:margin-left="0.09cm" table:align="left" style:writing-mode="lr-tb"/>
    </style:style>
    <style:style style:name="Tabela48.A" style:family="table-column">
      <style:table-column-properties style:column-width="0.626cm"/>
    </style:style>
    <style:style style:name="Tabela48.B" style:family="table-column">
      <style:table-column-properties style:column-width="14.841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9" style:family="table">
      <style:table-properties style:width="15.468cm" fo:margin-left="0.081cm" table:align="left" style:writing-mode="lr-tb"/>
    </style:style>
    <style:style style:name="Tabela49.A" style:family="table-column">
      <style:table-column-properties style:column-width="15.468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style:text-autospace="none"/>
    </style:style>
    <style:style style:name="P38" style:family="paragraph" style:parent-style-name="Standard">
      <style:paragraph-properties fo:text-align="end" style:justify-single-word="false"/>
      <style:text-properties fo:color="#a0a0a0"/>
    </style:style>
    <style:style style:name="P39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1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2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5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0" style:family="paragraph" style:parent-style-name="Footer">
      <style:paragraph-properties fo:text-align="end" style:justify-single-word="false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2" style:family="paragraph" style:parent-style-name="Standard">
      <style:paragraph-properties fo:text-align="end" style:justify-single-word="false"/>
    </style:style>
    <style:style style:name="P53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weight="bold" style:font-weight-asian="bold" style:font-name-complex="Courier New" style:font-weight-complex="bold"/>
    </style:style>
    <style:style style:name="T13" style:family="text">
      <style:text-properties fo:color="#000000" fo:background-color="#ffffff"/>
    </style:style>
    <style:style style:name="T14" style:family="text">
      <style:text-properties fo:color="#000000" style:font-name-asian="Courier New"/>
    </style:style>
    <style:style style:name="T15" style:family="text">
      <style:text-properties fo:color="#000000" fo:font-weight="normal" fo:background-color="#ffffff" style:font-weight-asian="normal" style:font-weight-complex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8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0" style:family="text">
      <style:text-properties fo:color="#808080"/>
    </style:style>
    <style:style style:name="T21" style:family="text">
      <style:text-properties fo:color="#808080" style:font-name-asian="Courier New"/>
    </style:style>
    <style:style style:name="T22" style:family="text">
      <style:text-properties fo:color="#808080" fo:background-color="#ffffff"/>
    </style:style>
    <style:style style:name="T23" style:family="text">
      <style:text-properties fo:color="#808080" fo:font-weight="bold" style:font-name-asian="Courier New" style:font-weight-asian="bold" style:font-weight-complex="bold"/>
    </style:style>
    <style:style style:name="T24" style:family="text">
      <style:text-properties fo:color="#808080" fo:font-weight="bold" style:font-weight-asian="bold" style:font-weight-complex="bold"/>
    </style:style>
    <style:style style:name="T25" style:family="text">
      <style:text-properties fo:color="#808080" fo:font-weight="normal" style:font-weight-asian="normal" style:font-weight-complex="normal"/>
    </style:style>
    <style:style style:name="T26" style:family="text">
      <style:text-properties fo:color="#808080" fo:font-weight="normal" style:font-name-asian="Courier New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style:font-name-complex="Courier New"/>
    </style:style>
    <style:style style:name="T38" style:family="text">
      <style:text-properties style:font-name="Courier New" fo:font-size="10pt" style:font-size-asian="10pt" style:font-name-complex="Courier New" style:font-size-complex="10pt"/>
    </style:style>
    <style:style style:name="T39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0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1" style:family="text">
      <style:text-properties style:font-name="Courier New" fo:background-color="#ffffff" style:font-name-complex="Courier New"/>
    </style:style>
    <style:style style:name="T42" style:family="text">
      <style:text-properties style:font-name="Courier New" fo:font-weight="bold" fo:background-color="#ffffff" style:font-weight-asian="bold" style:font-name-complex="Courier New" style:font-weight-complex="bold"/>
    </style:style>
    <style:style style:name="T43" style:family="text">
      <style:text-properties fo:color="#a0a0a0"/>
    </style:style>
    <style:style style:name="T44" style:family="text">
      <style:text-properties fo:color="#a0a0a0" style:font-name="Verdana" style:font-name-complex="Verdana"/>
    </style:style>
    <style:style style:name="T45" style:family="text">
      <style:text-properties fo:color="#a0a0a0" style:font-name="Verdana" fo:background-color="#ffffff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background-color="#ffffff"/>
    </style:style>
    <style:style style:name="T54" style:family="text">
      <style:text-properties fo:background-color="#ffffff" style:font-weight-complex="bold"/>
    </style:style>
    <style:style style:name="T55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6" style:family="text">
      <style:text-properties fo:color="#7f007f"/>
    </style:style>
    <style:style style:name="T57" style:family="text">
      <style:text-properties fo:color="#7f007f" style:font-name-asian="Courier New"/>
    </style:style>
    <style:style style:name="T58" style:family="text">
      <style:text-properties style:use-window-font-color="true" style:text-underline-style="none"/>
    </style:style>
    <style:style style:name="T59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0" style:family="text">
      <style:text-properties fo:font-size="9pt" style:font-size-asian="9pt" style:font-size-complex="9pt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6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2" style:family="text">
      <style:text-properties fo:font-variant="normal" fo:text-transform="none" fo:color="#00007f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4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6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/>
    </style:style>
    <style:style style:name="T78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font-style="normal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6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90" style:family="text">
      <style:text-properties fo:font-variant="normal" fo:text-transform="none" fo:color="#000000" style:font-name="Courier New1" fo:font-size="9.75pt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2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3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6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8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9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100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101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2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3" style:family="text">
      <style:text-properties fo:font-variant="normal" fo:text-transform="none" fo:letter-spacing="normal" fo:font-weight="bold" style:font-weight-asian="bold" style:font-weight-complex="bold"/>
    </style:style>
    <style:style style:name="T10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style:font-name="Courier New1" fo:font-size="9.75pt" fo:letter-spacing="normal" fo:font-style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style:text-underline-style="none" fo:font-weight="bold" style:font-name-asian="Wingdings 3" style:font-weight-asian="bold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lass CommandLine</text:h>
      <text:p text:style-name="P10"/>
      <text:p text:style-name="P5">Version 1.0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MinGW gcc 4.6.1 – gmake 3.82</text:p>
      <text:p text:style-name="P3">Linux openSUSE 11.4 – gcc 4.5.1 – gmake 3.82</text:p>
      <text:p text:style-name="P3">OpenIndiana 151a – gcc 3.4.3 – gmake 3.81</text:p>
      <text:p text:style-name="P3">FreeBSD 9.0 – gcc 4.2.1 – gmake 3.82</text:p>
      <text:p text:style-name="P3">Solaris 9 / 10 – gcc 3.3.2 / 3.4.6 – gmake 3.80 / 3.81</text:p>
      <text:p text:style-name="P9"><text:span text:style-name="Máquina_20_de_20_escrever_20_HTML"><text:span text:style-name="T46">_____________________________________________________________________</text:span></text:span></text:p>
      <text:p text:style-name="P7"><text:span text:style-name="Máquina_20_de_20_escrever_20_HTML"><text:span text:style-name="T44"/></text:span></text:p>
      <text:p text:style-name="P51">Copyright (c) 2012 Enzo Roberto Verlato.</text:p>
      <text:p text:style-name="P51">Permission is granted to copy, distribute and/or modify this</text:p>
      <text:p text:style-name="P51">document under the terms of the GNU Free Documentation License,</text:p>
      <text:p text:style-name="P51">Version 1.3 or any later version published by the Free Software</text:p>
      <text:p text:style-name="P51">Foundation; with no Invariant Sections, no Front-Cover Texts and</text:p>
      <text:p text:style-name="P51">no Back-Cover Texts. <text:s/>A copy of the license is included in the</text:p>
      <text:p text:style-name="P51">section entitled "GNU Free Documentation License".</text:p>
      <text:p text:style-name="P18"><text:span text:style-name="Máquina_20_de_20_escrever_20_HTML"><text:span text:style-name="T44">_____________________________________________________________________</text:span></text:span></text:p>
      <text:p text:style-name="P18"><text:span text:style-name="Máquina_20_de_20_escrever_20_HTML"><text:span text:style-name="T44"/></text:span></text:p>
      <text:p text:style-name="P8"><text:span text:style-name="T29">Propose: </text:span><text:span text:style-name="T60">Handle data from the command line.</text:span></text:p>
      <text:p text:style-name="P17"/>
      <text:p text:style-name="P1"><text:span text:style-name="T1"><text:s text:c="8"/></text:span>application full path</text:p>
      <text:p text:style-name="P22"><draw:line text:anchor-type="char" draw:z-index="5" draw:style-name="gr1" draw:text-style-name="P54" svg:x1="2.949cm" svg:y1="0.115cm" svg:x2="3.319cm" svg:y2="0.838cm"><text:p/></draw:line></text:p>
      <text:p text:style-name="P1"><text:span text:style-name="T1"><text:s text:c="61"/></text:span>parameter 1</text:p>
      <text:p text:style-name="P14"><draw:line text:anchor-type="char" draw:z-index="6" draw:style-name="gr1" draw:text-style-name="P54" svg:x1="7.739cm" svg:y1="0.032cm" svg:x2="7.421cm" svg:y2="0.799cm"><text:p/></draw:line><draw:custom-shape text:anchor-type="char" draw:z-index="4" draw:style-name="gr2" draw:text-style-name="P55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4"/>
      <text:p text:style-name="P14"><draw:custom-shape text:anchor-type="char" draw:z-index="1" draw:style-name="gr2" draw:text-style-name="P55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4"><draw:line text:anchor-type="char" draw:z-index="3" draw:style-name="gr1" draw:text-style-name="P54" svg:x1="1.503cm" svg:y1="0.73cm" svg:x2="1.821cm" svg:y2="0.095cm"><text:p/></draw:line><draw:line text:anchor-type="char" draw:z-index="0" draw:style-name="gr1" draw:text-style-name="P54" svg:x1="5.313cm" svg:y1="0.788cm" svg:x2="5.631cm" svg:y2="0.153cm"><text:p/></draw:line></text:p>
      <text:p text:style-name="P14"><draw:line text:anchor-type="char" draw:z-index="2" draw:style-name="gr1" draw:text-style-name="P54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6"/>
      <text:p text:style-name="P6"><text:bookmark-start text:name="Members"/>Members:<text:bookmark-end text:name="Members"/></text:p>
      <text:p text:style-name="P2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CommandLine"><text:span text:style-name="T58">string getCommandLine()</text:span></text:a></text:p>
            <text:p text:style-name="P27"/>
            <text:p text:style-name="P25"><text:a xlink:type="simple" xlink:href="#getApplicationName"><text:span text:style-name="T58">string getApplicationName()</text:span></text:a></text:p>
            <text:p text:style-name="P25"><text:a xlink:type="simple" xlink:href="#getApplicationPath"><text:span text:style-name="T58">string getApplicationPath()</text:span></text:a></text:p>
            <text:p text:style-name="P25"><text:a xlink:type="simple" xlink:href="#getApplicationLongPath"><text:span text:style-name="T58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9"/>
            <text:p text:style-name="P25"><text:a xlink:type="simple" xlink:href="#hasParameters"><text:span text:style-name="T58">bool hasParameters()</text:span></text:a></text:p>
            <text:p text:style-name="P25"><text:a xlink:type="simple" xlink:href="#hasParameter"><text:span text:style-name="T58">bool hasParameter( int parameterPosition )</text:span></text:a></text:p>
            <text:p text:style-name="P39"/>
            <text:p text:style-name="P25"><text:a xlink:type="simple" xlink:href="#getParametersNumber"><text:span text:style-name="T58">int getParametersNumber()</text:span></text:a></text:p>
            <text:p text:style-name="P25"><text:a xlink:type="simple" xlink:href="#getAllParameters"><text:span text:style-name="T58">string getAllParameters()</text:span></text:a></text:p>
            <text:p text:style-name="P25"><text:a xlink:type="simple" xlink:href="#getParameter"><text:span text:style-name="T58">string getParameter( int parameterPosition )</text:span></text:a></text:p>
            <text:p text:style-name="P25"><text:a xlink:type="simple" xlink:href="#getParameterAsInteger"><text:span text:style-name="T58">int getParameterAsInteger( int parameterPosition )</text:span></text:a></text:p>
            <text:p text:style-name="P25"><text:a xlink:type="simple" xlink:href="#getParameterAsFloat"><text:span text:style-name="T58">float getParameterAsFloat( int parameterPosition )</text:span></text:a></text:p>
            <text:p text:style-name="P39"/>
            <text:p text:style-name="P25"><text:a xlink:type="simple" xlink:href="#gotoFirstParameter"><text:span text:style-name="T58">gotoFirstParameter()</text:span></text:a></text:p>
            <text:p text:style-name="P25"><text:a xlink:type="simple" xlink:href="#gotoNextParameter"><text:span text:style-name="T58">bool gotoNextParameter()</text:span></text:a></text:p>
            <text:p text:style-name="P25"><text:a xlink:type="simple" xlink:href="#getCurrentPosition"><text:span text:style-name="T58">int getCurrentPosition()</text:span></text:a></text:p>
            <text:p text:style-name="P39"/>
            <text:p text:style-name="P25"><text:a xlink:type="simple" xlink:href="#getCurrentParameter"><text:span text:style-name="T58">string getCurrentParameter()</text:span></text:a></text:p>
            <text:p text:style-name="P25"><text:a xlink:type="simple" xlink:href="#getCurrentParameterAsInteger"><text:span text:style-name="T58">int getCurrentParameterAsInteger()</text:span></text:a></text:p>
            <text:p text:style-name="P25"><text:a xlink:type="simple" xlink:href="#getCurrentParameterAsFloat"><text:span text:style-name="T58">float getCurrentParameterAsFloat()</text:span></text:a></text:p>
            <text:p text:style-name="P39"/>
            <text:p text:style-name="P25"><text:a xlink:type="simple" xlink:href="#getFirstParameter"><text:span text:style-name="T58">string getFirstParameter()</text:span></text:a></text:p>
            <text:p text:style-name="P25"><text:soft-page-break/><text:a xlink:type="simple" xlink:href="#getFirstParameterAsInteger"><text:span text:style-name="T58">int getFirstParameterAsInteger()</text:span></text:a></text:p>
            <text:p text:style-name="P25"><text:a xlink:type="simple" xlink:href="#getFirstParameterAsFloat"><text:span text:style-name="T58">float getFirstParameterAsFloat()</text:span></text:a></text:p>
            <text:p text:style-name="P39"/>
            <text:p text:style-name="P25"><text:a xlink:type="simple" xlink:href="#getLastParameter"><text:span text:style-name="T58">string getLastParameter()</text:span></text:a></text:p>
            <text:p text:style-name="P25"><text:a xlink:type="simple" xlink:href="#getLastParameterAsInteger"><text:span text:style-name="T58">int getLastParameterAsInteger()</text:span></text:a></text:p>
            <text:p text:style-name="P25"><text:a xlink:type="simple" xlink:href="#getLastParameterAsFloat"><text:span text:style-name="T58">float getLastParameterAsFloat()</text:span></text:a></text:p>
            <text:p text:style-name="P40"/>
            <text:p text:style-name="P25"><text:a xlink:type="simple" xlink:href="#setOptionPrefix"><text:span text:style-name="T58">setOptionPrefix( string optionPrefix )</text:span></text:a></text:p>
            <text:p text:style-name="P25"><text:a xlink:type="simple" xlink:href="#setOptionPostfix"><text:span text:style-name="T58">setOptionPostfix( string optionPostfix )</text:span></text:a></text:p>
            <text:p text:style-name="P39"/>
            <text:p text:style-name="P25"><text:a xlink:type="simple" xlink:href="#getOptionPrefix"><text:span text:style-name="T58">string getOptionPrefix()</text:span></text:a></text:p>
            <text:p text:style-name="P25"><text:a xlink:type="simple" xlink:href="#getOptionPostfix"><text:span text:style-name="T58">string getOptionPostfix()</text:span></text:a></text:p>
            <text:p text:style-name="P39"/>
            <text:p text:style-name="P25"><text:a xlink:type="simple" xlink:href="#hasOption"><text:span text:style-name="T58">bool hasOption( string option )</text:span></text:a></text:p>
            <text:p text:style-name="P39"/>
            <text:p text:style-name="P25"><text:a xlink:type="simple" xlink:href="#getOptionValue"><text:span text:style-name="T58">string getOptionValue( string option )</text:span></text:a></text:p>
            <text:p text:style-name="P25"><text:a xlink:type="simple" xlink:href="#getOptionValueAsInteger"><text:span text:style-name="T58">int getOptionValueAsInteger( string option )</text:span></text:a></text:p>
            <text:p text:style-name="P25"><text:a xlink:type="simple" xlink:href="#getOptionValueAsFloat"><text:span text:style-name="T58">float getOptionValueAsFloat( string option )</text:span></text:a></text:p>
            <text:p text:style-name="P25"><text:a xlink:type="simple" xlink:href="#getOptionLongValue"><text:span text:style-name="T58">string getOptionLongValue( string option )</text:span></text:a></text:p>
            <text:p text:style-name="P39"/>
            <text:p text:style-name="P25"><text:a xlink:type="simple" xlink:href="#optionCaseSensitive"><text:span text:style-name="T58">optionCaseSensitive()</text:span></text:a></text:p>
            <text:p text:style-name="P25"><text:a xlink:type="simple" xlink:href="#optionCaseInsensitive"><text:span text:style-name="T58">optionCaseInsensitive()</text:span></text:a></text:p>
            <text:p text:style-name="P25"><text:a xlink:type="simple" xlink:href="#isOptionCaseSensitive"><text:span text:style-name="T58">bool isOptionCaseSensitive()</text:span></text:a></text:p>
          </table:table-cell>
        </table:table-row>
      </table:table>
      <text:p text:style-name="P26"/>
      <text:p text:style-name="P26"/>
      <text:p text:style-name="P17"><text:bookmark-start text:name="getCommandLine"/><text:span text:style-name="T3">string</text:span><text:span text:style-name="apple-converted-space"><text:span text:style-name="T20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command line string for the current process.</text:p>
      <text:p text:style-name="P8"/>
      <text:p text:style-name="P12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</table:table-cell>
          <table:table-cell table:style-name="Tabela2.B1" office:value-type="string">
            <text:p text:style-name="P41">#include &lt;CommandLine.h&gt;</text:p>
            <text:p text:style-name="P41"/>
            <text:p text:style-name="P41">#include &lt;windows.h&gt;</text:p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0"> </text:span>std::runtime_error;</text:p>
            <text:p text:style-name="P24"/>
            <text:p text:style-name="P31"><text:span text:style-name="T48">int</text:span> WINAPI WinMain( HINSTANCE hInstance, HINSTANCE hPrevInstance, PSTR szCmdLine, <text:span text:style-name="T48">int</text:span> iCmdShow ) <text:span text:style-name="T28">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CommandLin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1"> 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linux:/home/enzo # ./myapp My first example</text:p>
            <text:p text:style-name="P25">/home/enzo/myapp My first exampl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pplicationName"/><text:span text:style-name="T3">string</text:span><text:span text:style-name="apple-converted-space"><text:span text:style-name="T20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8"><text:soft-page-break/><text:span text:style-name="T27">Description:</text:span> Retrieves the name of the application for the current process.</text:p>
      <text:p text:style-name="P8"/>
      <text:p text:style-name="P12"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 </text:span><text:span text:style-name="T48">int</text:span><text:span text:style-name="T16"> argc, </text:span><text:span text:style-name="T48">char </text:span><text:span text:style-name="T16">*argv</text:span><text:span text:style-name="T4">[] 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8">cout</text:span><text:span text:style-name="T76"> </text:span><text:span text:style-name="T98">&lt;&lt;</text:span><text:span text:style-name="T76"> </text:span><text:span text:style-name="T98">commandLine.getApplicationName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ApplicationPath"/><text:span text:style-name="T13">string</text:span><text:span text:style-name="apple-converted-space"><text:span text:style-name="T22"> </text:span></text:span><text:span text:style-name="T13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2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5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<text:soft-page-break/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pplicationLongPath"/><text:span text:style-name="T3">string</text:span><text:span text:style-name="apple-converted-space"><text:span text:style-name="T20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ing the application path of the current process, including the name of the program itself.</text:span></text:p>
      <text:p text:style-name="P25"/>
      <text:p text:style-name="P12"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46"><text:span text:style-name="T75"><text:s text:c="8"/></text:span><text:span text:style-name="T97">cout</text:span><text:span text:style-name="T75"> </text:span><text:span text:style-name="T99">&lt;&lt;</text:span><text:span text:style-name="T75"> </text:span><text:span text:style-name="T97">commandLine</text:span><text:span text:style-name="T99">.</text:span><text:span text:style-name="T97">getApplicationFullPath</text:span><text:span text:style-name="T99">()</text:span><text:span text:style-name="T75"> </text:span><text:span text:style-name="T99">&lt;&lt;</text:span><text:span text:style-name="T75"> </text:span><text:span text:style-name="T97">endl</text:span><text:span text:style-name="T99">;</text:span>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linux:/home/enzo # ./myapp</text:p>
            <text:p text:style-name="P25">/home/enzo/myapp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ApplicationLongPath1"/><text:bookmark-start text:name="getCurrentDirectory"/><text:span text:style-name="T13">string</text:span><text:span text:style-name="apple-converted-space"><text:span text:style-name="T22"> </text:span></text:span><text:span text:style-name="T13">getCurrentWorkingDirectory</text:span><text:span text:style-name="s10"><text:span text:style-name="T5">()</text:span></text:span><text:bookmark-end text:name="getApplicationLongPath1"/><text:bookmark-end text:name="getCurrentDirectory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<text:span text:style-name="T52"> Retrieves the current working directory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oft-page-break/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73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3"><text:s text:c="8"/>cout</text:span><text:span text:style-name="T20"> </text:span><text:span text:style-name="T3">&lt;&lt;</text:span><text:span text:style-name="T20"> </text:span><text:span text:style-name="T3">commandLine.getApplicationPath</text:span><text:span text:style-name="T4">()</text:span><text:span text:style-name="T20"> </text:span><text:span text:style-name="T3">&lt;&lt;</text:span><text:span text:style-name="T20"> </text:span><text:span text:style-name="T3">endl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WorkingDirectory</text:span><text:span text:style-name="T4">()</text:span><text:span text:style-name="T20"> </text:span><text:span text:style-name="T16">&lt;&lt;</text:span><text:span text:style-name="T20"> </text:span><text:span text:style-name="T3">endl</text:span><text:span text:style-name="T4">;</text:span></text:p>
            <text:p text:style-name="P20"><text:soft-page-break/><text:span text:style-name="T71"><text:s text:c="8"/>return</text:span><text:span text:style-name="T85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53"> </text:span></text:span><text:span text:style-name="T53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1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13"><text:span text:style-name="T66">using</text:span><text:span text:style-name="T74"> </text:span><text:span text:style-name="T100">std::runtime_error;</text:span><text:span text:style-name="T12"><text:line-break/><text:line-break/></text:span><text:span text:style-name="T65">int</text:span><text:span text:style-name="T73"> </text:span><text:span text:style-name="T91">main</text:span><text:span text:style-name="T92">()</text:span><text:span text:style-name="T101"> </text:span><text:span text:style-name="T92">{</text:span><text:span text:style-name="T12"><text:line-break/></text:span><text:span text:style-name="T80"> <text:s text:c="3"/></text:span><text:span text:style-name="T64">try</text:span><text:span text:style-name="T80"> </text:span><text:span text:style-name="T88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s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5"><text:span text:style-name="T68"><text:s text:c="8"/>return</text:span><text:span text:style-name="T84"> EXIT_SUCCESS;</text:span><text:span text:style-name="T9"><text:line-break/> <text:s text:c="3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13"><text:span text:style-name="T89"><text:s text:c="4"/>}</text:span><text:span text:style-name="T12"><text:line-break/></text:span><text:span text:style-name="T92">}</text:span></text:p>
            <text:p text:style-name="P42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linux:/home/enzo # ./myapp parameter1 parameter2 parameter3</text:p>
            <text:p text:style-name="P25">y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53"> </text:span></text:span><text:span text:style-name="T53">has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Checks if a specified parameter exists.</text:span></text:p>
      <text:p text:style-name="P25"/>
      <text:p text:style-name="P6">Example:</text:p>
      <text:p text:style-name="P2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oft-page-break/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1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<text:soft-page-break/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0"><text:span text:style-name="T48">using</text:span><text:span text:style-name="T24"> </text:span>std::runtime_error;</text:p>
            <text:p text:style-name="P35"/>
            <text:p text:style-name="P20"><text:span text:style-name="T48">int</text:span><text:span text:style-name="T20"> </text:span><text:span text:style-name="T3">main</text:span><text:span text:style-name="T4">() {</text:span></text:p>
            <text:p text:style-name="P29"><text:span text:style-name="T77"><text:s text:c="4"/></text:span><text:span text:style-name="T61">try</text:span><text:span text:style-name="T77"> </text:span><text:span text:style-name="T105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82">hasParameter</text:span><text:span text:style-name="T86">( </text:span><text:span text:style-name="T83">2</text:span><text:span text:style-name="T86"> 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8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5">linux:/home/enzo # ./myapp How To Pass Parameters To Main() And Use Them</text:p>
            <text:p text:style-name="P25">y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ParametersNumber"/><text:span text:style-name="s10"><text:span text:style-name="T54">int get</text:span></text:span><text:span text:style-name="T53">Parameters</text:span><text:span text:style-name="s10"><text:span text:style-name="T54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2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ParametersNumb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7"><text:soft-page-break/><text:span text:style-name="Máquina_20_de_20_escrever_20_HTML"><text:span text:style-name="T44">_____________________________________________________________________</text:span></text:span></text:p>
      <text:p text:style-name="P25"/>
      <text:p text:style-name="P17"><text:bookmark-start text:name="getAllParameters"/><text:span text:style-name="T3">string</text:span><text:span text:style-name="apple-converted-space"><text:span text:style-name="T20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es all the parameters on the command line for the current process.</text:span></text:p>
      <text:p text:style-name="P25"/>
      <text:p text:style-name="P6">Example:</text:p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AllParameters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5">linux:/home/enzo # ./myapp High thoughts must have high language</text:p>
            <text:p text:style-name="P25">High thoughts must have high languag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Parameter"/><text:span text:style-name="T53">string</text:span><text:span text:style-name="apple-converted-space"><text:span text:style-name="T53"> </text:span></text:span><text:span text:style-name="T53">getParameter</text:span><text:span text:style-name="s10"><text:span text:style-name="T30">(</text:span></text:span><text:span text:style-name="apple-converted-space"><text:span text:style-name="T53"> </text:span></text:span><text:span text:style-name="s5"><text:span text:style-name="T30">int</text:span></text:span><text:span text:style-name="apple-converted-space"><text:span text:style-name="T53"> </text:span></text:span>parameterP<text:span text:style-name="T53">osition</text:span><text:span text:style-name="apple-converted-space"><text:span text:style-name="T53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parameter of the specified parameter position on the command line for the current process.</text:span></text:p>
      <text:p text:style-name="P25"/>
      <text:p text:style-name="P6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oft-page-break/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1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6">&lt;&lt;</text:span><text:span text:style-name="T21"> </text:span><text:span text:style-name="T14">commandLine</text:span><text:span text:style-name="T6">.</text:span><text:span text:style-name="T14">getParameter</text:span><text:span text:style-name="T6">( </text:span><text:span text:style-name="T14">2</text:span><text:span text:style-name="T6"> )</text:span><text:span text:style-name="T21"> </text:span><text:span text:style-name="T6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3"><text:soft-page-break/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Standard"><text:bookmark-start text:name="getParameterAsInteger"/><text:span text:style-name="s5"><text:span text:style-name="T39">int</text:span></text:span><text:span text:style-name="apple-converted-space"><text:span text:style-name="T40"> </text:span></text:span><text:span text:style-name="T40">getParameterAsInteger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Integ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Retrieves the parameter of the specified parameter position on the command line as integer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2"><text:span text:style-name="Máquina_20_de_20_escrever_20_HTML"><text:span text:style-name="T43">13</text:span>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</table:table-cell>
          <table:table-cell table:style-name="Tabela2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Integer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5">linux:/home/enzo # ./myapp --price 1.99</text:p>
            <text:p text:style-name="P25">1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Standard"><text:bookmark-start text:name="getParameterAsFloat"/><text:span text:style-name="s5"><text:span text:style-name="T39">float</text:span></text:span><text:span text:style-name="apple-converted-space"><text:span text:style-name="T40"> </text:span></text:span><text:span text:style-name="T40">getParameterAsFloat</text:span><text:span text:style-name="s10"><text:span text:style-name="T39">(</text:span></text:span><text:span text:style-name="apple-converted-space"><text:span text:style-name="T40"> </text:span></text:span><text:span text:style-name="s5"><text:span text:style-name="T39">int</text:span></text:span><text:span text:style-name="apple-converted-space"><text:span text:style-name="T40"> </text:span></text:span><text:span text:style-name="T38">parameterP</text:span><text:span text:style-name="T40">osition</text:span><text:span text:style-name="apple-converted-space"><text:span text:style-name="T40"> </text:span></text:span><text:span text:style-name="s10"><text:span text:style-name="T39">)</text:span></text:span><text:bookmark-end text:name="getParameterAsFloat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Retrieves the parameter of the specified parameter position on the command line as float for the current process.</text:span></text:p>
      <text:p text:style-name="P8"/>
      <text:p text:style-name="P12"><text:span text:style-name="T31">Example:</text:span><text:span text:style-name="T7"><text:line-break/>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oft-page-break/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2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oft-page-break/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21"><text:span text:style-name="T21"><text:s text:c="8"/></text:span><text:span text:style-name="T14">cout</text:span><text:span text:style-name="T21"> </text:span><text:span text:style-name="T14">&lt;&lt;</text:span><text:span text:style-name="T21"> </text:span><text:span text:style-name="T14">commandLine.getParameterAsFloat</text:span><text:span text:style-name="T6">(</text:span><text:span text:style-name="T14"> 2</text:span><text:span text:style-name="T21"> </text:span><text:span text:style-name="T6">)</text:span><text:span text:style-name="T21"> </text:span><text:span text:style-name="T14">&lt;&lt;</text:span><text:span text:style-name="T21"> </text:span><text:span text:style-name="T14">endl</text:span><text:span text:style-name="T6">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25">linux:/home/enzo # ./myapp --price 1.99</text:p>
            <text:p text:style-name="P25">1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26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7"> </text:span></text:span><text:a xlink:type="simple" xlink:href="#Members"><text:span text:style-name="s10"><text:span text:style-name="T59"></text:span></text:span></text:a></text:p>
      <text:p text:style-name="P11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5"/></text:span></text:p>
      <text:p text:style-name="P12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  <text:p text:style-name="P32"><text:span text:style-name="Máquina_20_de_20_escrever_20_HTML"><text:span text:style-name="T43">25</text:span></text:span></text:p>
          </table:table-cell>
          <table:table-cell table:style-name="Tabela2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 text:c="8"/><text:span text:style-name="T3">commandLine</text:span><text:span text:style-name="T4">.</text:span><text:span text:style-name="T3">gotoNextParameter</text:span><text:span text:style-name="T4">();</text:span></text:p>
            <text:p text:style-name="P15"><text:s text:c="8"/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15"><text:span text:style-name="T14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1"><text:span text:style-name="T6"><text:s text:c="8"/></text:span><text:span text:style-name="T14">cout</text:span><text:span text:style-name="T21"> </text:span><text:span text:style-name="T14">&lt;&lt;</text:span><text:span text:style-name="T21"> </text:span><text:span text:style-name="T14">commandLine.getCurrentParameter</text:span><text:span text:style-name="T6">()</text:span><text:span text:style-name="T21"> </text:span><text:span text:style-name="T14">&lt;&lt;</text:span><text:span text:style-name="T21"> </text:span><text:span text:style-name="T14">endl;</text:span></text:p>
            <text:p text:style-name="P43"><text:span text:style-name="T50"><text:s text:c="8"/>return</text:span><text:span text:style-name="T10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5">linux:/home/enzo # ./myapp Principles and Practice using C++</text:p>
            <text:p text:style-name="P25">and</text:p>
            <text:p text:style-name="P25">Principles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2"><text:span text:style-name="T55"/></text:span></text:p>
      <text:p text:style-name="Standard"><text:bookmark-start text:name="gotoNextParameter"/><text:span text:style-name="s5"><text:span text:style-name="T39">bool</text:span></text:span><text:span text:style-name="apple-converted-space"><text:span text:style-name="T40"> </text:span></text:span><text:span text:style-name="T40">gotoNextParameter</text:span><text:span text:style-name="s10"><text:span text:style-name="T39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11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ext:soft-page-break/>
        <table:table-row table:style-name="Tabela26.1">
          <table:table-cell table:style-name="Tabela2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2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5">linux:/home/enzo # ./myapp GCC the GNU Compiler Collection</text:p>
            <text:p text:style-name="P25">GCC</text:p>
            <text:p text:style-name="P25">the</text:p>
            <text:p text:style-name="P25">GNU</text:p>
            <text:p text:style-name="P25">Compiler</text:p>
            <text:p text:style-name="P25">Collection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9">int</text:span></text:span><text:span text:style-name="apple-converted-space"><text:span text:style-name="T40"> </text:span></text:span><text:span text:style-name="T40">getCurrentPosition</text:span><text:span text:style-name="s10"><text:span text:style-name="T39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oft-page-break/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2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osition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<text:soft-page-break/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linux:/home/enzo # ./myapp Principles and Practice using C++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s10"><text:span text:style-name="T10"/></text:span></text:p>
      <text:p text:style-name="P17"><text:bookmark-start text:name="getCurrentParameter"/><text:span text:style-name="T3">string</text:span><text:span text:style-name="apple-converted-space"><text:span text:style-name="T20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1"><text:span text:style-name="T51">Description:</text:span> <text:span text:style-name="T52">Retrieves the current parameter on the command line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3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48">do</text:span></text:p>
            <text:p text:style-name="P15"><text:span text:style-name="T21"><text:s text:c="12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Curren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21"><text:span text:style-name="T23"><text:s text:c="8"/></text:span><text:span text:style-name="T49">while</text:span><text:span text:style-name="T6">(</text:span><text:span text:style-name="T23"> </text:span><text:span text:style-name="T14">commandLine.gotoNextParameter</text:span><text:span text:style-name="T6">()</text:span><text:span text:style-name="T23"> </text:span><text:span text:style-name="T6">)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5">linux:/home/enzo # ./myapp Principles and Practice using C++</text:p>
            <text:p text:style-name="P25">Principles</text:p>
            <text:p text:style-name="P25">and</text:p>
            <text:p text:style-name="P25">Practice</text:p>
            <text:p text:style-name="P25">using</text:p>
            <text:p text:style-name="P25">C++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CurrentParameterAsInteger"/><text:span text:style-name="s5"><text:span text:style-name="T30">int</text:span></text:span><text:span text:style-name="apple-converted-space"><text:span text:style-name="T53"> </text:span></text:span><text:span text:style-name="T53">getCurrentParameterAsInteger</text:span><text:span text:style-name="s10"><text:span text:style-name="T30">()</text:span></text:span><text:bookmark-end text:name="getCurren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integer for the current process.</text:p>
      <text:p text:style-name="P12"><text:span text:style-name="T31">Example:</text:span><text:span text:style-name="T7"><text:line-break/>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oft-page-break/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3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><text:soft-page-break/></text:p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14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Integer</text:span><text:span text:style-name="T4">()</text:span><text:span text:style-name="T16"> &lt;&lt;</text:span><text:span text:style-name="T25"> </text:span><text:span text:style-name="T16">endl;</text:span><text:span text:style-name="T4"><text:line-break/></text:span><text:span text:style-name="T72"> <text:s text:c="7"/>return</text:span><text:span text:style-name="T90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25">linux:/home/enzo # ./myapp 1.99 cents</text:p>
            <text:p text:style-name="P25">1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CurrentParameterAsFloat"/><text:span text:style-name="s5"><text:span text:style-name="T30">float</text:span></text:span><text:span text:style-name="apple-converted-space"><text:span text:style-name="T53"> </text:span></text:span><text:span text:style-name="T53">getCurrentParameterAsFloat</text:span><text:span text:style-name="s10"><text:span text:style-name="T30">()</text:span></text:span><text:bookmark-end text:name="getCurren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curren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3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16">getCurren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5">linux:/home/enzo # ./myapp 1.99 cents</text:p>
            <text:p text:style-name="P25">1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FirstParameter"/><text:span text:style-name="s5"><text:span text:style-name="T15">string</text:span></text:span><text:span text:style-name="apple-converted-space"><text:span text:style-name="T53"> getFirstParameter</text:span></text:span><text:span text:style-name="s10"><text:span text:style-name="T30">()</text:span></text:span><text:bookmark-end text:name="getFir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for the current process.</text:p>
      <text:p text:style-name="P25"/>
      <text:p text:style-name="P12"><text:soft-page-break/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59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;</text:span></text:p>
            <text:p text:style-name="P15"><text:span text:style-name="T16"><text:s text:c="8"/>cout</text:span><text:span text:style-name="T25"> </text:span><text:span text:style-name="T16">&lt;&lt;</text:span><text:span text:style-name="T25"> </text:span><text:span text:style-name="T16">commandLine.getFirstParamet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>linux:/home/enzo # ./myapp C++ Development Environment</text:p>
            <text:p text:style-name="P25">C++</text:p>
          </table:table-cell>
        </table:table-row>
      </table:table>
      <text:p text:style-name="P16"><text:span text:style-name="Máquina_20_de_20_escrever_20_HTML"><text:span text:style-name="T44">_____________________________________________________________________</text:span></text:span></text:p>
      <text:p text:style-name="P14"><text:span text:style-name="s5"><text:span text:style-name="T15"/></text:span></text:p>
      <text:p text:style-name="P14"><text:bookmark-start text:name="getFirstParameterAsInteger"/><text:span text:style-name="s5"><text:span text:style-name="T15">string</text:span></text:span><text:span text:style-name="apple-converted-space"><text:span text:style-name="T53"> getFirstParameterAsInteger</text:span></text:span><text:span text:style-name="s10"><text:span text:style-name="T30">()</text:span></text:span><text:bookmark-end text:name="getFir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integer for the current process.</text:p>
      <text:p text:style-name="P25"/>
      <text:p text:style-name="P12"><text:span text:style-name="T31">Example:</text:span><text:span text:style-name="T7"><text:line-break/></text:span></text:p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1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Integer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25">linux:/home/enzo # ./myapp 1.99 cents</text:p>
            <text:p text:style-name="P25"><text:soft-page-break/>1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4"><text:bookmark-start text:name="getFirstParameterAsFloat"/><text:span text:style-name="s5"><text:span text:style-name="T15">string</text:span></text:span><text:span text:style-name="apple-converted-space"><text:span text:style-name="T53"> getFirstParameterAsFloat</text:span></text:span><text:span text:style-name="s10"><text:span text:style-name="T30">()</text:span></text:span><text:bookmark-end text:name="getFir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firs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3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6"><text:s text:c="8"/></text:span><text:span text:style-name="T16">cout</text:span><text:span text:style-name="T25"> </text:span><text:span text:style-name="T16">&lt;&lt;</text:span><text:span text:style-name="T25"> </text:span><text:span text:style-name="T16">commandLine.getFirstParameterAsFloat</text:span><text:span text:style-name="T4">()</text:span><text:span text:style-name="T25"> </text:span><text:span text:style-name="T16">&lt;&lt;</text:span><text:span text:style-name="T25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4" table:style-name="Tabela64">
        <table:table-column table:style-name="Tabela64.A"/>
        <table:table-row table:style-name="Tabela64.1">
          <table:table-cell table:style-name="Tabela64.A1" office:value-type="string">
            <text:p text:style-name="P25">linux:/home/enzo # ./myapp 1.99 cents</text:p>
            <text:p text:style-name="P25">1.99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text:span text:style-name="T3"><text:line-break/></text:span></text:p>
      <text:p text:style-name="P14"><text:bookmark-start text:name="getLastParameter"/><text:span text:style-name="s5"><text:span text:style-name="T15">string</text:span></text:span><text:span text:style-name="apple-converted-space"><text:span text:style-name="T53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oft-page-break/><text:span text:style-name="Máquina_20_de_20_escrever_20_HTML">22</text:span></text:p>
          </table:table-cell>
          <table:table-cell table:style-name="Tabela65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><text:soft-page-break/></text:p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5">linux:/home/enzo # ./myapp The C++ Standard Library</text:p>
            <text:p text:style-name="P25">Library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LastParameterAsInteger"/><text:span text:style-name="s5"><text:span text:style-name="T15">string</text:span></text:span><text:span text:style-name="apple-converted-space"><text:span text:style-name="T53"> getLastParameterAsInteger</text:span></text:span><text:span text:style-name="s10"><text:span text:style-name="T30">()</text:span></text:span><text:bookmark-end text:name="getLastParameterAsInteger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integer for the current process.</text:p>
      <text:p text:style-name="P25"/>
      <text:p text:style-name="P12"><text:span text:style-name="T31">Example:</text:span><text:span text:style-name="T7"><text:line-break/></text:span></text:p>
      <table:table table:name="Tabela67" table:style-name="Tabela67">
        <table:table-column table:style-name="Tabela67.A"/>
        <table:table-column table:style-name="Tabela67.B"/>
        <table:table-row table:style-name="Tabela67.1">
          <table:table-cell table:style-name="Tabela67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7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Integer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25">linux:/home/enzo # ./myapp Book price = 49.99</text:p>
            <text:p text:style-name="P25">49</text:p>
          </table:table-cell>
        </table:table-row>
      </table:table>
      <text:p text:style-name="P14"><text:span text:style-name="Máquina_20_de_20_escrever_20_HTML"><text:span text:style-name="T44">_____________________________________________________________________</text:span></text:span></text:p>
      <text:p text:style-name="P25"/>
      <text:p text:style-name="P14"><text:bookmark-start text:name="getLastParameterAsFloat"/><text:span text:style-name="s5"><text:span text:style-name="T15">string</text:span></text:span><text:span text:style-name="apple-converted-space"><text:span text:style-name="T53"> getLastParameterAsFloat</text:span></text:span><text:span text:style-name="s10"><text:span text:style-name="T30">()</text:span></text:span><text:bookmark-end text:name="getLastParameterAsFloat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rieves the last parameter on the command line as float for the current process.</text:p>
      <text:p text:style-name="P25"/>
      <text:p text:style-name="P12"><text:span text:style-name="T31">Example:</text:span><text:span text:style-name="T7"><text:line-break/></text:span></text:p>
      <table:table table:name="Tabela69" table:style-name="Tabela69">
        <table:table-column table:style-name="Tabela69.A"/>
        <table:table-column table:style-name="Tabela69.B"/>
        <table:table-row table:style-name="Tabela69.1">
          <table:table-cell table:style-name="Tabela69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oft-page-break/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</table:table-cell>
          <table:table-cell table:style-name="Tabela69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LastParameterAsFloat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oft-page-break/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25">linux:/home/enzo # ./myapp Book price = 49.99</text:p>
            <text:p text:style-name="P25">49.99</text:p>
          </table:table-cell>
        </table:table-row>
      </table:table>
      <text:p text:style-name="P14"><text:span text:style-name="Máquina_20_de_20_escrever_20_HTML"><text:span text:style-name="T45">_____________________________________________________________________</text:span></text:span></text:p>
      <text:p text:style-name="P26"/>
      <text:p text:style-name="P14"><text:bookmark-start text:name="setOptionPrefix"/><text:span text:style-name="T13">setOptionPrefix</text:span><text:span text:style-name="s10"><text:span text:style-name="T5">(</text:span></text:span><text:span text:style-name="apple-converted-space"><text:span text:style-name="T22"> </text:span></text:span><text:span text:style-name="T13">string</text:span><text:span text:style-name="apple-converted-space"><text:span text:style-name="T22"> </text:span></text:span><text:span text:style-name="T13">optionPrefix</text:span><text:span text:style-name="apple-converted-space"><text:span text:style-name="T22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2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</table:table-cell>
          <table:table-cell table:style-name="Tabela3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6"/>
      <text:p text:style-name="P17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0"> </text:span></text:span><text:span text:style-name="T3">string</text:span><text:span text:style-name="apple-converted-space"><text:span text:style-name="T20"> </text:span></text:span><text:span text:style-name="T3">optionPostfix</text:span><text:span text:style-name="apple-converted-space"><text:span text:style-name="T20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8"></text:span></text:span></text:a></text:p>
      <text:p text:style-name="P12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oft-page-break/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3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><text:soft-page-break/></text:p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pric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OptionPrefix"/><text:span text:style-name="T13">string</text:span><text:span text:style-name="apple-converted-space"><text:span text:style-name="T22"> </text:span></text:span><text:span text:style-name="T13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5"/>
      <text:p text:style-name="P12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4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Prefix</text:span><text:span text:style-name="T4">(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linux:/home/enzo # ./myapp</text:p>
            <text:p text:style-name="P25">--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span text:style-name="T3"><text:line-break/></text:span><text:bookmark-start text:name="getOptionPostfix"/><text:span text:style-name="T13">string</text:span><text:span text:style-name="apple-converted-space"><text:span text:style-name="T22"> </text:span></text:span><text:span text:style-name="T13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7"></text:span></text:span></text:a></text:p>
      <text:p text:style-name="P12"><text:soft-page-break/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2"><text:span text:style-name="Máquina_20_de_20_escrever_20_HTML"><text:span text:style-name="T43">14</text:span></text:span></text:p>
            <text:p text:style-name="P32"><text:span text:style-name="Máquina_20_de_20_escrever_20_HTML"><text:span text:style-name="T43">15</text:span></text:span></text:p>
            <text:p text:style-name="P32"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</table:table-cell>
          <table:table-cell table:style-name="Tabela4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3"><text:s text:c="8"/></text:span><text:span text:style-name="T16">cout</text:span><text:span text:style-name="T25"> </text:span><text:span text:style-name="T16">&lt;&lt;</text:span><text:span text:style-name="T25"> </text:span><text:span text:style-name="T16">commandLine.getOptionPostfix</text:span><text:span text:style-name="T4">()</text:span><text:span text:style-name="T24"> </text:span><text:span text:style-name="T16">&lt;&lt;</text:span><text:span text:style-name="T24"> </text:span><text:span text:style-name="T16">endl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5">linux:/home/enzo # ./myapp</text:p>
            <text:p text:style-name="P25">=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Standard"><text:span text:style-name="T8"><text:line-break/></text:span><text:bookmark-start text:name="hasOption"/><text:span text:style-name="s5"><text:span text:style-name="T39">bool</text:span></text:span><text:span text:style-name="apple-converted-space"><text:span text:style-name="T40"> </text:span></text:span><text:span text:style-name="T40">hasOption</text:span><text:span text:style-name="s10"><text:span text:style-name="T39">(</text:span></text:span><text:span text:style-name="apple-converted-space"><text:span text:style-name="T40"> </text:span></text:span><text:span text:style-name="T40">string</text:span><text:span text:style-name="apple-converted-space"><text:span text:style-name="T40"> </text:span></text:span><text:span text:style-name="T40">option</text:span><text:span text:style-name="apple-converted-space"><text:span text:style-name="T40"> </text:span></text:span><text:span text:style-name="s10"><text:span text:style-name="T39">)</text:span></text:span><text:bookmark-end text:name="hasOption"/><text:span text:style-name="s10"><text:span text:style-name="T39"> </text:span></text:span><text:a xlink:type="simple" xlink:href="#Members"><text:span text:style-name="s10"><text:span text:style-name="T19"></text:span></text:span></text:a><text:span text:style-name="T38"><text:line-break/></text:span><text:span text:style-name="T32">Description:</text:span><text:span text:style-name="T36"> </text:span><text:span text:style-name="T33">Checks if the specified option exists.</text:span></text:p>
      <text:p text:style-name="P14"/>
      <text:p text:style-name="P12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oft-page-break/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  <text:p text:style-name="P38"><text:span text:style-name="Máquina_20_de_20_escrever_20_HTML">27</text:span></text:p>
          </table:table-cell>
          <table:table-cell table:style-name="Tabela71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14">if</text:span><text:span text:style-name="T6">(</text:span><text:span text:style-name="T20"> </text:span><text:span text:style-name="T3">commandLine</text:span><text:span text:style-name="T4">.</text:span><text:span text:style-name="T16">hasOption</text:span><text:span text:style-name="T4">( </text:span><text:span text:style-name="T56">"ISBN-10"</text:span><text:span text:style-name="T4"> )</text:span><text:span text:style-name="T20"> </text:span><text:span text:style-name="T4">) {</text:span></text:p>
            <text:p text:style-name="P33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yes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33"><text:span text:style-name="T86"><text:s text:c="8"/>}</text:span><text:span text:style-name="T93"> </text:span><text:span text:style-name="T62">eles </text:span><text:span text:style-name="T86">{</text:span></text:p>
            <text:p text:style-name="P33"><text:span text:style-name="T93"><text:s text:c="12"/></text:span><text:span text:style-name="T82">cout</text:span><text:span text:style-name="T95"> </text:span><text:span text:style-name="T86">&lt;&lt;</text:span><text:span text:style-name="T95"> </text:span><text:span text:style-name="T102">"no"</text:span><text:span text:style-name="T95"> </text:span><text:span text:style-name="T86">&lt;&lt;</text:span><text:span text:style-name="T95"> </text:span><text:span text:style-name="T82">endl</text:span><text:span text:style-name="T86">;</text:span></text:p>
            <text:p text:style-name="P44"><text:s text:c="8"/>}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oft-page-break/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6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"/><text:span text:style-name="T53">string</text:span><text:span text:style-name="apple-converted-space"><text:span text:style-name="T53"> </text:span></text:span><text:span text:style-name="T53">getOptionValue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</table:table-cell>
          <table:table-cell table:style-name="Tabela4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6"><text:s text:c="5"/></text:span><text:span text:style-name="T21"><text:s text:c="3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</text:span><text:span text:style-name="T4">( </text:span><text:span text:style-name="T56">"Language"</text:span><text:span text:style-name="T4"> )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AsInteger"/><text:span text:style-name="s5"><text:span text:style-name="T30">int</text:span></text:span><text:span text:style-name="apple-converted-space"><text:span text:style-name="T53"> </text:span></text:span><text:span text:style-name="T53">getOptionValueAsInteger</text:span><text:bookmark-end text:name="getOptionValueAsInteger"/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as integer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oft-page-break/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46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><text:soft-page-break/></text:p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: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Integer</text:span><text:span text:style-name="T4">( </text:span><text:span text:style-name="T56">"Weight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14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getOptionValueAsFloat"/><text:span text:style-name="s5"><text:span text:style-name="T30">float</text:span></text:span><text:span text:style-name="apple-converted-space"><text:span text:style-name="T53"> </text:span></text:span><text:span text:style-name="T53">getOptionValueAsFloat</text:span><text:span text:style-name="s10"><text:span text:style-name="T30">(</text:span></text:span><text:span text:style-name="apple-converted-space"><text:span text:style-name="T53"> </text:span></text:span><text:span text:style-name="T53">string</text:span><text:span text:style-name="apple-converted-space"><text:span text:style-name="T53"> </text:span></text:span><text:span text:style-name="T53">option</text:span><text:span text:style-name="apple-converted-space"><text:span text:style-name="T53"> </text:span></text:span><text:span text:style-name="s10"><text:span text:style-name="T30">)</text:span></text:span><text:bookmark-end text:name="getOptionValueAsFloat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Retrieves the value of the specified option on the command line as float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48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ostfix</text:span><text:span text:style-name="T4">( </text:span><text:span text:style-name="T56">"=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ValueAsFloat</text:span><text:span text:style-name="T4">( </text:span><text:span text:style-name="T56">"price"</text:span><text:span text:style-name="T4"> ) </text:span><text:span text:style-name="T3">+ 0.01;<text:line-break/> <text:s text:c="6"/></text:span><text:span text:style-name="T20"><text:s/></text:span><text:span text:style-name="T3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5">linux:/home/enzo # ./myapp price=0.98</text:p>
            <text:p text:style-name="P25"><text:soft-page-break/>0.99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2"><text:span text:style-name="T37"><text:line-break/></text:span><text:bookmark-start text:name="getOptionLongValue"/><text:span text:style-name="T41">string</text:span><text:span text:style-name="apple-converted-space"><text:span text:style-name="T41"> </text:span></text:span><text:span text:style-name="T41">getOptionLongValue</text:span><text:span text:style-name="s10"><text:span text:style-name="T42">(</text:span></text:span><text:span text:style-name="apple-converted-space"><text:span text:style-name="T41"> </text:span></text:span><text:span text:style-name="T41">string</text:span><text:span text:style-name="apple-converted-space"><text:span text:style-name="T41"> </text:span></text:span><text:span text:style-name="T41">option</text:span><text:span text:style-name="apple-converted-space"><text:span text:style-name="T41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7"></text:span></text:span></text:a><text:span text:style-name="T37"><text:line-break/></text:span><text:span text:style-name="T31">Description: </text:span><text:span text:style-name="T36">Retrieves the long value of the specified option (a range of parameters delimited by the next option if it exists)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</table:table-cell>
          <table:table-cell table:style-name="Tabela50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 </text:span><text:span text:style-name="T56">"--"</text:span><text:span text:style-name="T4"> 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 </text:span><text:span text:style-name="T56">"peripheral"</text:span><text:span text:style-name="T4"> );<text:line-break/> <text:s text:c="7"/></text:span><text:span text:style-name="T16">cout</text:span><text:span text:style-name="T20"> </text:span><text:span text:style-name="T4">&lt;&lt;</text:span><text:span text:style-name="T20"> </text:span><text:span text:style-name="T3">endl</text:span><text:span text:style-name="T4">;</text:span></text:p>
            <text:p text:style-name="P49"><text:span text:style-name="T70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optionCaseSensitive"/><text:span text:style-name="T53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4"/>
      <text:p text:style-name="P12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2"><text:span text:style-name="Máquina_20_de_20_escrever_20_HTML"><text:span text:style-name="T43">15</text:span></text:span></text:p>
            <text:p text:style-name="P32"><text:soft-page-break/><text:span text:style-name="Máquina_20_de_20_escrever_20_HTML"><text:span text:style-name="T43">16</text:span></text:span></text:p>
            <text:p text:style-name="P32"><text:span text:style-name="Máquina_20_de_20_escrever_20_HTML"><text:span text:style-name="T43">17</text:span></text:span></text:p>
            <text:p text:style-name="P32"><text:span text:style-name="Máquina_20_de_20_escrever_20_HTML"><text:span text:style-name="T43">18</text:span></text:span></text:p>
            <text:p text:style-name="P32"><text:span text:style-name="Máquina_20_de_20_escrever_20_HTML"><text:span text:style-name="T43">19</text:span></text:span></text:p>
            <text:p text:style-name="P32"><text:span text:style-name="Máquina_20_de_20_escrever_20_HTML"><text:span text:style-name="T43">20</text:span></text:span></text:p>
            <text:p text:style-name="P32"><text:span text:style-name="Máquina_20_de_20_escrever_20_HTML"><text:span text:style-name="T43">21</text:span></text:span></text:p>
            <text:p text:style-name="P32"><text:span text:style-name="Máquina_20_de_20_escrever_20_HTML"><text:span text:style-name="T43">22</text:span></text:span></text:p>
            <text:p text:style-name="P32"><text:span text:style-name="Máquina_20_de_20_escrever_20_HTML"><text:span text:style-name="T43">23</text:span></text:span></text:p>
            <text:p text:style-name="P32"><text:span text:style-name="Máquina_20_de_20_escrever_20_HTML"><text:span text:style-name="T43">24</text:span></text:span></text:p>
            <text:p text:style-name="P32"><text:span text:style-name="Máquina_20_de_20_escrever_20_HTML"><text:span text:style-name="T43">25</text:span></text:span></text:p>
          </table:table-cell>
          <table:table-cell table:style-name="Tabela52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5"><text:soft-page-break/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21"><text:span text:style-name="T23"><text:s text:c="8"/></text:span><text:span text:style-name="T14">cout</text:span><text:span text:style-name="T21"> </text:span><text:span text:style-name="T14">&lt;&lt;</text:span><text:span text:style-name="T21"> </text:span><text:span text:style-name="T14">commandLine.getOptionLongValue</text:span><text:span text:style-name="T6">(</text:span><text:span text:style-name="T23"> </text:span><text:span text:style-name="T57">"PERIPHERAL"</text:span><text:span text:style-name="T23"> </text:span><text:span text:style-name="T6">);</text:span></text:p>
            <text:p text:style-name="P21"><text:span text:style-name="T6"><text:s text:c="8"/></text:span><text:span text:style-name="T14">cout</text:span><text:span text:style-name="T21"> </text:span><text:span text:style-name="T6">&lt;&lt;</text:span><text:span text:style-name="T23"> </text:span><text:span text:style-name="T14">endl</text:span><text:span text:style-name="T6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3"/></text:span>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optionCaseInsensitive"/><text:span text:style-name="T53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4"/>
      <text:p text:style-name="P12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2"><text:span text:style-name="Máquina_20_de_20_escrever_20_HTML"><text:span text:style-name="T43">1</text:span></text:span></text:p>
            <text:p text:style-name="P32"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</table:table-cell>
          <table:table-cell table:style-name="Tabela54.B1" office:value-type="string">
            <text:p text:style-name="P41">#include &lt;CommandLine.h&gt;</text:p>
            <text:p text:style-name="P41"/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15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15"><text:span text:style-name="T21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5"><text:span text:style-name="T21"><text:s text:c="8"/></text:span><text:span text:style-name="T3">commandLine</text:span><text:span text:style-name="T4">.</text:span><text:span text:style-name="T3">setOptionPrefix</text:span><text:span text:style-name="T4">(</text:span><text:span text:style-name="T20"> </text:span><text:span text:style-name="T56">"--"</text:span><text:span text:style-name="T20"> </text:span><text:span text:style-name="T4">);</text:span></text:p>
            <text:p text:style-name="P15"><text:span text:style-name="T21"><text:s text:c="8"/></text:span><text:span text:style-name="T3">cout</text:span><text:span text:style-name="T20"> </text:span><text:span text:style-name="T4">&lt;&lt;</text:span><text:span text:style-name="T20"> </text:span><text:span text:style-name="T3">commandLine</text:span><text:span text:style-name="T4">.</text:span><text:span text:style-name="T3">getOptionLongValue</text:span><text:span text:style-name="T4">(</text:span><text:span text:style-name="T20"> </text:span><text:span text:style-name="T56">"PERIPHERAL"</text:span><text:span text:style-name="T20"> </text:span><text:span text:style-name="T4">);</text:span></text:p>
            <text:p text:style-name="P21"><text:span text:style-name="T6"><text:s text:c="8"/></text:span><text:span text:style-name="T14">cout</text:span><text:span text:style-name="T23"> </text:span><text:span text:style-name="T6">&lt;&lt;</text:span><text:span text:style-name="T21"> </text:span><text:span text:style-name="T14">endl</text:span><text:span text:style-name="T6">;</text:span>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37"><text:span text:style-name="Máquina_20_de_20_escrever_20_HTML"><text:span text:style-name="T44">_____________________________________________________________________</text:span></text:span></text:p>
      <text:p text:style-name="P14"><text:line-break/><text:bookmark-start text:name="isOptionCaseSensitive"/><text:span text:style-name="s5"><text:span text:style-name="T30">bool</text:span></text:span><text:span text:style-name="apple-converted-space"><text:span text:style-name="T53"> </text:span></text:span><text:span text:style-name="T53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7"></text:span></text:span></text:a></text:p>
      <text:p text:style-name="P11"><text:span text:style-name="T51">Description:</text:span> <text:span text:style-name="T52">Checks if the options are case sensitive.</text:span></text:p>
      <text:p text:style-name="P8"/>
      <text:p text:style-name="P12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2"><text:span text:style-name="Máquina_20_de_20_escrever_20_HTML"><text:span text:style-name="T43">1</text:span></text:span></text:p>
            <text:p text:style-name="P32"><text:soft-page-break/><text:span text:style-name="Máquina_20_de_20_escrever_20_HTML"><text:span text:style-name="T43">2</text:span></text:span></text:p>
            <text:p text:style-name="P32"><text:span text:style-name="Máquina_20_de_20_escrever_20_HTML"><text:span text:style-name="T43">3</text:span></text:span></text:p>
            <text:p text:style-name="P32"><text:span text:style-name="Máquina_20_de_20_escrever_20_HTML"><text:span text:style-name="T43">4</text:span></text:span></text:p>
            <text:p text:style-name="P32"><text:span text:style-name="Máquina_20_de_20_escrever_20_HTML"><text:span text:style-name="T43">5</text:span></text:span></text:p>
            <text:p text:style-name="P32"><text:span text:style-name="Máquina_20_de_20_escrever_20_HTML"><text:span text:style-name="T43">6</text:span></text:span></text:p>
            <text:p text:style-name="P32"><text:span text:style-name="Máquina_20_de_20_escrever_20_HTML"><text:span text:style-name="T43">7</text:span></text:span></text:p>
            <text:p text:style-name="P32"><text:span text:style-name="Máquina_20_de_20_escrever_20_HTML"><text:span text:style-name="T43">8</text:span></text:span></text:p>
            <text:p text:style-name="P32"><text:span text:style-name="Máquina_20_de_20_escrever_20_HTML"><text:span text:style-name="T43">9</text:span></text:span></text:p>
            <text:p text:style-name="P32"><text:span text:style-name="Máquina_20_de_20_escrever_20_HTML"><text:span text:style-name="T43">10</text:span></text:span></text:p>
            <text:p text:style-name="P32"><text:span text:style-name="Máquina_20_de_20_escrever_20_HTML"><text:span text:style-name="T43">11</text:span></text:span></text:p>
            <text:p text:style-name="P32"><text:span text:style-name="Máquina_20_de_20_escrever_20_HTML"><text:span text:style-name="T43">12</text:span></text:span></text:p>
            <text:p text:style-name="P38"><text:span text:style-name="Máquina_20_de_20_escrever_20_HTML">13</text:span></text:p>
            <text:p text:style-name="P38"><text:span text:style-name="Máquina_20_de_20_escrever_20_HTML">14</text:span></text:p>
            <text:p text:style-name="P38"><text:span text:style-name="Máquina_20_de_20_escrever_20_HTML">15</text:span></text:p>
            <text:p text:style-name="P38"><text:span text:style-name="Máquina_20_de_20_escrever_20_HTML">16</text:span></text:p>
            <text:p text:style-name="P38"><text:span text:style-name="Máquina_20_de_20_escrever_20_HTML">17</text:span></text:p>
            <text:p text:style-name="P38"><text:span text:style-name="Máquina_20_de_20_escrever_20_HTML">18</text:span></text:p>
            <text:p text:style-name="P38"><text:span text:style-name="Máquina_20_de_20_escrever_20_HTML">19</text:span></text:p>
            <text:p text:style-name="P38"><text:span text:style-name="Máquina_20_de_20_escrever_20_HTML">20</text:span></text:p>
            <text:p text:style-name="P38"><text:span text:style-name="Máquina_20_de_20_escrever_20_HTML">21</text:span></text:p>
            <text:p text:style-name="P38"><text:span text:style-name="Máquina_20_de_20_escrever_20_HTML">22</text:span></text:p>
            <text:p text:style-name="P38"><text:span text:style-name="Máquina_20_de_20_escrever_20_HTML">23</text:span></text:p>
            <text:p text:style-name="P38"><text:span text:style-name="Máquina_20_de_20_escrever_20_HTML">24</text:span></text:p>
            <text:p text:style-name="P38"><text:span text:style-name="Máquina_20_de_20_escrever_20_HTML">25</text:span></text:p>
            <text:p text:style-name="P38"><text:span text:style-name="Máquina_20_de_20_escrever_20_HTML">26</text:span></text:p>
          </table:table-cell>
          <table:table-cell table:style-name="Tabela56.B1" office:value-type="string">
            <text:p text:style-name="P41">#include &lt;CommandLine.h&gt;</text:p>
            <text:p text:style-name="P41"><text:soft-page-break/></text:p>
            <text:p text:style-name="P41">#include &lt;iostream&gt;</text:p>
            <text:p text:style-name="P41">#include &lt;cstdlib&gt;</text:p>
            <text:p text:style-name="P41">#include &lt;stdexcept&gt;</text:p>
            <text:p text:style-name="P34"/>
            <text:p text:style-name="P15"><text:span text:style-name="T48">using</text:span><text:span text:style-name="T20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8">using</text:span><text:span text:style-name="T20"> </text:span><text:span text:style-name="T3">std</text:span><text:span text:style-name="T4">::</text:span><text:span text:style-name="T3">endl</text:span><text:span text:style-name="T4">;</text:span></text:p>
            <text:p text:style-name="P31"><text:span text:style-name="T48">using</text:span><text:span text:style-name="T20"> </text:span>std::string;</text:p>
            <text:p text:style-name="P31"><text:span text:style-name="T48">using</text:span><text:span text:style-name="T24"> </text:span>std::runtime_error;</text:p>
            <text:p text:style-name="P34"/>
            <text:p text:style-name="P15"><text:span text:style-name="T48">int</text:span><text:span text:style-name="T20"> </text:span><text:span text:style-name="T3">main</text:span><text:span text:style-name="T4">() {</text:span></text:p>
            <text:p text:style-name="P15"><text:span text:style-name="T79"><text:s text:c="4"/></text:span><text:span text:style-name="T63">try</text:span><text:span text:style-name="T79"> </text:span><text:span text:style-name="T87">{</text:span></text:p>
            <text:p text:style-name="P20"><text:span text:style-name="T21"><text:s text:c="8"/></text:span><text:span text:style-name="T3">util</text:span><text:span text:style-name="T4">::</text:span><text:span text:style-name="T3">CommandLine</text:span><text:span text:style-name="T20"> </text:span><text:span text:style-name="T3">commandLine</text:span><text:span text:style-name="T4">;</text:span></text:p>
            <text:p text:style-name="P36"><text:span text:style-name="T103"><text:s text:c="8"/></text:span><text:span text:style-name="T62">if</text:span><text:span text:style-name="T86">(</text:span><text:span text:style-name="T104"> </text:span><text:span text:style-name="T82">commandLine</text:span><text:span text:style-name="T86">.</text:span><text:span text:style-name="T94">isOptionCaseSensitive</text:span><text:span text:style-name="T86">()</text:span><text:span text:style-name="T104"> </text:span><text:span text:style-name="T86">) {</text:span><text:span text:style-name="T4"><text:line-break/> <text:s text:c="5"/></text:span><text:span text:style-name="T103"><text:s text:c="6"/></text:span><text:span text:style-name="T82">cout</text:span><text:span text:style-name="T104"> </text:span><text:span text:style-name="T86">&lt;&lt;</text:span><text:span text:style-name="T104"> </text:span><text:span text:style-name="T102">"yes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36"><text:span text:style-name="T86"><text:s text:c="8"/>}</text:span><text:span text:style-name="T103"> </text:span><text:span text:style-name="T62">else </text:span><text:span text:style-name="T86">{</text:span><text:span text:style-name="T4"><text:line-break/></text:span><text:span text:style-name="T93"> <text:s text:c="11"/></text:span><text:span text:style-name="T82">cout</text:span><text:span text:style-name="T104"> </text:span><text:span text:style-name="T86">&lt;&lt;</text:span><text:span text:style-name="T104"> </text:span><text:span text:style-name="T102">"no"</text:span><text:span text:style-name="T104"> </text:span><text:span text:style-name="T86">&lt;&lt;</text:span><text:span text:style-name="T104"> </text:span><text:span text:style-name="T82">endl</text:span><text:span text:style-name="T86">;</text:span></text:p>
            <text:p text:style-name="P43"><text:s text:c="8"/>}</text:p>
            <text:p text:style-name="P48"><text:span text:style-name="T69"><text:s text:c="8"/>return</text:span><text:span text:style-name="T96"> EXIT_SUCCESS;</text:span></text:p>
            <text:p text:style-name="P45"><text:span text:style-name="T9"><text:s text:c="4"/></text:span><text:span text:style-name="T86">}</text:span><text:span text:style-name="T78"> </text:span><text:span text:style-name="T62">catch</text:span><text:span text:style-name="T78"> </text:span><text:span text:style-name="T86">(</text:span><text:span text:style-name="T78"> </text:span><text:span text:style-name="T82">runtime_error</text:span><text:span text:style-name="T78"> </text:span><text:span text:style-name="T86">&amp;</text:span><text:span text:style-name="T82">error</text:span><text:span text:style-name="T78"> </text:span><text:span text:style-name="T86">)</text:span><text:span text:style-name="T78"> </text:span><text:span text:style-name="T86">{</text:span></text:p>
            <text:p text:style-name="P45"><text:span text:style-name="T82"><text:s text:c="8"/>cout</text:span><text:span text:style-name="T78"> </text:span><text:span text:style-name="T86">&lt;&lt;</text:span><text:span text:style-name="T78"> </text:span><text:span text:style-name="T102">"Exception occurred: "</text:span><text:span text:style-name="T78"> </text:span><text:span text:style-name="T86">&lt;&lt;</text:span><text:span text:style-name="T78"> </text:span><text:span text:style-name="T82">error</text:span><text:span text:style-name="T86">.</text:span><text:span text:style-name="T82">what</text:span><text:span text:style-name="T86">()</text:span><text:span text:style-name="T78"> </text:span><text:span text:style-name="T86">&lt;&lt;</text:span><text:span text:style-name="T78"> </text:span><text:span text:style-name="T82">endl</text:span><text:span text:style-name="T86">;</text:span></text:p>
            <text:p text:style-name="P47"><text:span text:style-name="T67"><text:s text:c="8"/>return</text:span><text:span text:style-name="T86"> </text:span><text:span text:style-name="T81">EXIT_FAILURE;</text:span></text:p>
            <text:p text:style-name="P43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linux:/home/enzo # ./myapp</text:p>
            <text:p text:style-name="P25">yes</text:p>
          </table:table-cell>
        </table:table-row>
      </table:table>
      <text:p text:style-name="P37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Class CommandLine</text:p>
            </table:table-cell>
            <table:table-cell table:style-name="Tabela58.A1" office:value-type="string">
              <text:p text:style-name="MP2"><text:page-number text:select-page="current">23</text:page-number>/<text:page-count>23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06-14T21:56:19.34</dc:date>
    <meta:print-date>2012-02-21T21:42:00</meta:print-date>
    <meta:editing-cycles>635</meta:editing-cycles>
    <meta:editing-duration>P1DT3H41M57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74" meta:image-count="0" meta:object-count="0" meta:page-count="23" meta:paragraph-count="1838" meta:word-count="4193" meta:character-count="31216" meta:non-whitespace-character-count="26393"/>
    <meta:user-defined meta:name="Informações 1"/>
    <meta:user-defined meta:name="Informações 2"/>
    <meta:user-defined meta:name="Informações 3"/>
    <meta:user-defined meta:name="Informações 4"/>
  </office:meta>
</office:document-meta>
</file>